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Nova Square" fo:font-size="16pt" officeooo:rsid="003b641a" officeooo:paragraph-rsid="003b641a" fo:background-color="transparent" style:font-size-asian="14pt" style:font-size-complex="16pt"/>
    </style:style>
    <style:style style:name="P2" style:family="paragraph" style:parent-style-name="Standard">
      <style:text-properties fo:color="#000000" loext:opacity="100%" style:font-name="Nova Square" fo:font-size="16pt" officeooo:rsid="00430cfa" officeooo:paragraph-rsid="002ccdb3" style:font-size-asian="14pt" style:font-size-complex="16pt"/>
    </style:style>
    <style:style style:name="P3" style:family="paragraph" style:parent-style-name="Preformatted_20_Text">
      <style:text-properties fo:font-size="4pt" style:font-size-asian="4pt" style:font-size-complex="4pt"/>
    </style:style>
    <style:style style:name="P4" style:family="paragraph" style:parent-style-name="Preformatted_20_Text">
      <style:text-properties fo:font-size="4pt" officeooo:paragraph-rsid="004a456d" style:font-size-asian="4pt" style:font-size-complex="4pt"/>
    </style:style>
    <style:style style:name="P5" style:family="paragraph" style:parent-style-name="Preformatted_20_Text">
      <style:text-properties fo:color="#000000" loext:opacity="100%" style:font-name="Nova Square" fo:font-size="16pt" officeooo:rsid="00430cfa" officeooo:paragraph-rsid="002ccdb3" style:font-size-asian="14pt" style:font-size-complex="16pt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ize="4pt" officeooo:paragraph-rsid="004a456d" style:font-size-asian="4pt" style:font-size-complex="4pt"/>
    </style:style>
    <style:style style:name="P7" style:family="paragraph" style:parent-style-name="Preformatted_20_Text">
      <style:paragraph-properties fo:margin-top="0in" fo:margin-bottom="0.1965in" style:contextual-spacing="false"/>
      <style:text-properties style:font-name="Nova Square" fo:font-size="16pt" style:font-size-asian="16pt" style:font-size-complex="16pt"/>
    </style:style>
    <style:style style:name="P8" style:family="paragraph" style:parent-style-name="Standard">
      <style:text-properties fo:color="#000000" loext:opacity="100%" style:font-name="Nova Square" fo:font-size="16pt" officeooo:rsid="0033188b" officeooo:paragraph-rsid="004b450a" style:font-size-asian="14pt" style:font-size-complex="16pt"/>
    </style:style>
    <style:style style:name="P9" style:family="paragraph" style:parent-style-name="Standard">
      <style:text-properties fo:color="#000000" loext:opacity="100%" style:font-name="Nova Square" fo:font-size="16pt" officeooo:rsid="0033188b" officeooo:paragraph-rsid="004b74bc" style:font-size-asian="14pt" style:font-size-complex="16pt"/>
    </style:style>
    <style:style style:name="P10" style:family="paragraph" style:parent-style-name="Standard">
      <style:text-properties fo:color="#000000" loext:opacity="100%" style:font-name="Nova Square" fo:font-size="16pt" officeooo:rsid="0033188b" officeooo:paragraph-rsid="004c60c4" style:font-size-asian="14pt" style:font-size-complex="16pt"/>
    </style:style>
    <style:style style:name="T1" style:family="text">
      <style:text-properties officeooo:rsid="004b450a"/>
    </style:style>
    <style:style style:name="T2" style:family="text">
      <style:text-properties officeooo:rsid="004b74bc"/>
    </style:style>
    <style:style style:name="T3" style:family="text">
      <style:text-properties officeooo:rsid="004c6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397"/></text:p>
      <text:p text:style-name="P4"># <text:s text:c="398"/></text:p>
      <text:p text:style-name="P3"># <text:s text:c="9"/>CCCCCCCCCCCCC <text:s text:c="43"/>tttt <text:s text:c="55"/>MMMMMMMM <text:s text:c="14"/>MMMMMMMM <text:s text:c="127"/>tttt <text:s text:c="14"/>PPPPPPPPPPPPPPPPP <text:s text:c="26"/>tttt <text:s text:c="8"/>hhhhhhh <text:s text:c="29"/></text:p>
      <text:p text:style-name="P3"># <text:s text:c="6"/>CCC::::::::::::C <text:s text:c="40"/>ttt:::t <text:s text:c="55"/>M:::::::M <text:s text:c="12"/>M:::::::M <text:s text:c="124"/>ttt:::t <text:s text:c="14"/>P::::::::::::::::P <text:s text:c="22"/>ttt:::t <text:s text:c="8"/>h:::::h <text:s text:c="29"/></text:p>
      <text:p text:style-name="P3"># <text:s text:c="4"/>CC:::::::::::::::C <text:s text:c="40"/>t:::::t <text:s text:c="55"/>M::::::::M <text:s text:c="10"/>M::::::::M <text:s text:c="124"/>t:::::t <text:s text:c="14"/>P::::::PPPPPP:::::P <text:s text:c="21"/>t:::::t <text:s text:c="8"/>h:::::h <text:s text:c="29"/></text:p>
      <text:p text:style-name="P3"># <text:s text:c="3"/>C:::::CCCCCCCC::::C <text:s text:c="40"/>t:::::t <text:s text:c="55"/>M:::::::::M <text:s text:c="8"/>M:::::::::M <text:s text:c="124"/>t:::::t <text:s text:c="14"/>PP:::::P <text:s text:c="4"/>P:::::P <text:s text:c="20"/>t:::::t <text:s text:c="8"/>h:::::h <text:s text:c="29"/></text:p>
      <text:p text:style-name="P3"># <text:s text:c="2"/>C:::::C <text:s text:c="6"/>CCCCCCuuuuuu <text:s text:c="3"/>uuuuuu <text:s text:c="5"/>ssssssssss <text:s text:c="2"/>ttttttt:::::ttttttt <text:s text:c="6"/>ooooooooooo <text:s text:c="5"/>mmmmmmm <text:s text:c="3"/>mmmmmmm <text:s text:c="7"/>M::::::::::M <text:s text:c="6"/>M::::::::::M <text:s text:c="2"/>ooooooooooo vvvvvvv <text:s text:c="10"/>vvvvvvv eeeeeeeeeeee <text:s text:c="6"/>mmmmmmm <text:s text:c="3"/>mmmmmmm <text:s text:c="6"/>eeeeeeeeeeee <text:s text:c="3"/>nnnn <text:s/>nnnnnnnn <text:s text:c="3"/>ttttttt:::::ttttttt <text:s text:c="10"/>P::::P <text:s text:c="4"/>P:::::Paaaaaaaaaaaaa <text:s/>ttttttt:::::ttttttt <text:s text:c="3"/>h::::h hhhhh <text:s text:c="10"/>ssssssssss <text:s text:c="2"/></text:p>
      <text:p text:style-name="P3"># <text:s/>C:::::C <text:s text:c="13"/>u::::u <text:s text:c="3"/>u::::u <text:s text:c="3"/>ss::::::::::s <text:s/>t:::::::::::::::::t <text:s text:c="4"/>oo:::::::::::oo <text:s/>mm:::::::m <text:s/>m:::::::mm <text:s text:c="5"/>M:::::::::::M <text:s text:c="4"/>M:::::::::::M oo:::::::::::oov:::::v <text:s text:c="8"/>v:::::vee::::::::::::ee <text:s text:c="2"/>mm:::::::m <text:s/>m:::::::mm <text:s text:c="2"/>ee::::::::::::ee <text:s/>n:::nn::::::::nn <text:s/>t:::::::::::::::::t <text:s text:c="10"/>P::::P <text:s text:c="4"/>P:::::Pa::::::::::::a t:::::::::::::::::t <text:s text:c="3"/>h::::hh:::::hhh <text:s text:c="5"/>ss::::::::::s <text:s/></text:p>
      <text:p text:style-name="P3"># <text:s/>C:::::C <text:s text:c="13"/>u::::u <text:s text:c="3"/>u::::u <text:s/>ss:::::::::::::s t:::::::::::::::::t <text:s text:c="3"/>o:::::::::::::::om::::::::::mm::::::::::m <text:s text:c="4"/>M:::::::M::::M <text:s text:c="2"/>M::::M:::::::Mo:::::::::::::::ov:::::v <text:s text:c="6"/>v:::::ve::::::eeeee:::::eem::::::::::mm::::::::::m e::::::eeeee:::::een::::::::::::::nn t:::::::::::::::::t <text:s text:c="10"/>P::::PPPPPP:::::P aaaaaaaaa:::::at:::::::::::::::::t <text:s text:c="3"/>h::::::::::::::hh <text:s/>ss:::::::::::::s </text:p>
      <text:p text:style-name="P3"># <text:s/>C:::::C <text:s text:c="13"/>u::::u <text:s text:c="3"/>u::::u <text:s/>s::::::ssss:::::stttttt:::::::tttttt <text:s text:c="3"/>o:::::ooooo:::::om::::::::::::::::::::::m <text:s text:c="4"/>M::::::M M::::M M::::M M::::::Mo:::::ooooo:::::o v:::::v <text:s text:c="4"/>v:::::ve::::::e <text:s text:c="4"/>e:::::em::::::::::::::::::::::me::::::e <text:s text:c="4"/>e:::::enn:::::::::::::::ntttttt:::::::tttttt <text:s text:c="10"/>P:::::::::::::PP <text:s text:c="10"/>a::::atttttt:::::::tttttt <text:s text:c="3"/>h:::::::hhh::::::h s::::::ssss:::::s</text:p>
      <text:p text:style-name="P3"># <text:s/>C:::::C <text:s text:c="13"/>u::::u <text:s text:c="3"/>u::::u <text:s text:c="2"/>s:::::s <text:s/>ssssss <text:s text:c="6"/>t:::::t <text:s text:c="9"/>o::::o <text:s text:c="4"/>o::::om:::::mmm::::::mmm:::::m <text:s text:c="4"/>M::::::M <text:s/>M::::M::::M <text:s/>M::::::Mo::::o <text:s text:c="4"/>o::::o <text:s/>v:::::v <text:s text:c="2"/>v:::::v e:::::::eeeee::::::em:::::mmm::::::mmm:::::me:::::::eeeee::::::e <text:s/>n:::::nnnn:::::n <text:s text:c="5"/>t:::::t <text:s text:c="16"/>P::::PPPPPPPPP <text:s text:c="5"/>aaaaaaa:::::a <text:s text:c="5"/>t:::::t <text:s text:c="9"/>h::::::h <text:s text:c="2"/>h::::::h s:::::s <text:s/>ssssss </text:p>
      <text:p text:style-name="P3"># <text:s/>C:::::C <text:s text:c="13"/>u::::u <text:s text:c="3"/>u::::u <text:s text:c="4"/>s::::::s <text:s text:c="11"/>t:::::t <text:s text:c="9"/>o::::o <text:s text:c="4"/>o::::om::::m <text:s text:c="2"/>m::::m <text:s text:c="2"/>m::::m <text:s text:c="4"/>M::::::M <text:s text:c="2"/>M:::::::M <text:s text:c="2"/>M::::::Mo::::o <text:s text:c="4"/>o::::o <text:s text:c="2"/>v:::::v v:::::v <text:s/>e:::::::::::::::::e m::::m <text:s text:c="2"/>m::::m <text:s text:c="2"/>m::::me:::::::::::::::::e <text:s text:c="2"/>n::::n <text:s text:c="3"/>n::::n <text:s text:c="5"/>t:::::t <text:s text:c="16"/>P::::P <text:s text:c="11"/>aa::::::::::::a <text:s text:c="5"/>t:::::t <text:s text:c="9"/>h:::::h <text:s text:c="4"/>h:::::h <text:s text:c="2"/>s::::::s <text:s text:c="5"/></text:p>
      <text:p text:style-name="P3"># <text:s/>C:::::C <text:s text:c="13"/>u::::u <text:s text:c="3"/>u::::u <text:s text:c="7"/>s::::::s <text:s text:c="8"/>t:::::t <text:s text:c="9"/>o::::o <text:s text:c="4"/>o::::om::::m <text:s text:c="2"/>m::::m <text:s text:c="2"/>m::::m <text:s text:c="4"/>M::::::M <text:s text:c="3"/>M:::::M <text:s text:c="3"/>M::::::Mo::::o <text:s text:c="4"/>o::::o <text:s text:c="3"/>v:::::v:::::v <text:s text:c="2"/>e::::::eeeeeeeeeee <text:s/>m::::m <text:s text:c="2"/>m::::m <text:s text:c="2"/>m::::me::::::eeeeeeeeeee <text:s text:c="3"/>n::::n <text:s text:c="3"/>n::::n <text:s text:c="5"/>t:::::t <text:s text:c="16"/>P::::P <text:s text:c="10"/>a::::aaaa::::::a <text:s text:c="5"/>t:::::t <text:s text:c="9"/>h:::::h <text:s text:c="4"/>h:::::h <text:s text:c="5"/>s::::::s <text:s text:c="2"/></text:p>
      <text:p text:style-name="P3"># <text:s text:c="2"/>C:::::C <text:s text:c="6"/>CCCCCCu:::::uuuu:::::u <text:s/>ssssss <text:s text:c="2"/>s:::::s <text:s text:c="6"/>t:::::t <text:s text:c="3"/>tttttto::::o <text:s text:c="4"/>o::::om::::m <text:s text:c="2"/>m::::m <text:s text:c="2"/>m::::m <text:s text:c="4"/>M::::::M <text:s text:c="4"/>MMMMM <text:s text:c="4"/>M::::::Mo::::o <text:s text:c="4"/>o::::o <text:s text:c="4"/>v:::::::::v <text:s text:c="3"/>e:::::::e <text:s text:c="10"/>m::::m <text:s text:c="2"/>m::::m <text:s text:c="2"/>m::::me:::::::e <text:s text:c="12"/>n::::n <text:s text:c="3"/>n::::n <text:s text:c="5"/>t:::::t <text:s text:c="3"/>tttttt <text:s text:c="6"/>P::::P <text:s text:c="9"/>a::::a <text:s text:c="3"/>a:::::a <text:s text:c="5"/>t:::::t <text:s text:c="3"/>tttttth:::::h <text:s text:c="4"/>h:::::hssssss <text:s text:c="2"/>s:::::s </text:p>
      <text:p text:style-name="P3"># <text:s text:c="3"/>C:::::CCCCCCCC::::Cu:::::::::::::::uus:::::ssss::::::s <text:s text:c="5"/>t::::::tttt:::::to:::::ooooo:::::om::::m <text:s text:c="2"/>m::::m <text:s text:c="2"/>m::::m <text:s text:c="4"/>M::::::M <text:s text:c="14"/>M::::::Mo:::::ooooo:::::o <text:s text:c="5"/>v:::::::v <text:s text:c="4"/>e::::::::e <text:s text:c="9"/>m::::m <text:s text:c="2"/>m::::m <text:s text:c="2"/>m::::me::::::::e <text:s text:c="11"/>n::::n <text:s text:c="3"/>n::::n <text:s text:c="5"/>t::::::tttt:::::t <text:s text:c="4"/>PP::::::PP <text:s text:c="7"/>a::::a <text:s text:c="3"/>a:::::a <text:s text:c="5"/>t::::::tttt:::::th:::::h <text:s text:c="4"/>h:::::hs:::::ssss::::::s</text:p>
      <text:p text:style-name="P3"># <text:s text:c="4"/>CC:::::::::::::::C u:::::::::::::::us::::::::::::::s <text:s text:c="6"/>tt::::::::::::::to:::::::::::::::om::::m <text:s text:c="2"/>m::::m <text:s text:c="2"/>m::::m <text:s text:c="4"/>M::::::M <text:s text:c="14"/>M::::::Mo:::::::::::::::o <text:s text:c="6"/>v:::::v <text:s text:c="6"/>e::::::::eeeeeeee <text:s/>m::::m <text:s text:c="2"/>m::::m <text:s text:c="2"/>m::::m e::::::::eeeeeeee <text:s text:c="3"/>n::::n <text:s text:c="3"/>n::::n <text:s text:c="5"/>tt::::::::::::::t <text:s text:c="4"/>P::::::::P <text:s text:c="7"/>a:::::aaaa::::::a <text:s text:c="5"/>tt::::::::::::::th:::::h <text:s text:c="4"/>h:::::hs::::::::::::::s </text:p>
      <text:p text:style-name="P3"># <text:s text:c="6"/>CCC::::::::::::C <text:s/>uu::::::::uu:::u s:::::::::::ss <text:s text:c="9"/>tt:::::::::::tt oo:::::::::::oo m::::m <text:s text:c="2"/>m::::m <text:s text:c="2"/>m::::m <text:s text:c="4"/>M::::::M <text:s text:c="14"/>M::::::M oo:::::::::::oo <text:s text:c="8"/>v:::v <text:s text:c="8"/>ee:::::::::::::e <text:s/>m::::m <text:s text:c="2"/>m::::m <text:s text:c="2"/>m::::m <text:s/>ee:::::::::::::e <text:s text:c="3"/>n::::n <text:s text:c="3"/>n::::n <text:s text:c="7"/>tt:::::::::::tt <text:s text:c="4"/>P::::::::P <text:s text:c="8"/>a::::::::::aa:::a <text:s text:c="6"/>tt:::::::::::tth:::::h <text:s text:c="4"/>h:::::h s:::::::::::ss <text:s/></text:p>
      <text:p text:style-name="P3"># <text:s text:c="9"/>CCCCCCCCCCCCC <text:s text:c="3"/>uuuuuuuu <text:s/>uuuu <text:s/>sssssssssss <text:s text:c="13"/>ttttttttttt <text:s text:c="4"/>ooooooooooo <text:s text:c="2"/>mmmmmm <text:s text:c="2"/>mmmmmm <text:s text:c="2"/>mmmmmm <text:s text:c="4"/>MMMMMMMM <text:s text:c="14"/>MMMMMMMM <text:s text:c="2"/>ooooooooooo <text:s text:c="11"/>vvv <text:s text:c="11"/>eeeeeeeeeeeeee <text:s/>mmmmmm <text:s text:c="2"/>mmmmmm <text:s text:c="2"/>mmmmmm <text:s text:c="3"/>eeeeeeeeeeeeee <text:s text:c="3"/>nnnnnn <text:s text:c="3"/>nnnnnn <text:s text:c="9"/>ttttttttttt <text:s text:c="6"/>PPPPPPPPPP <text:s text:c="9"/>aaaaaaaaaa <text:s/>aaaa <text:s text:c="8"/>ttttttttttt <text:s/>hhhhhhh <text:s text:c="4"/>hhhhhhh <text:s/>sssssssssss <text:s text:c="3"/></text:p>
      <text:p text:style-name="P3"># <text:s text:c="398"/></text:p>
      <text:p text:style-name="P3"># <text:s text:c="398"/></text:p>
      <text:p text:style-name="P3"># <text:s text:c="398"/></text:p>
      <text:p text:style-name="P3"># <text:s text:c="398"/></text:p>
      <text:p text:style-name="P3"># <text:s text:c="398"/></text:p>
      <text:p text:style-name="P3"># <text:s text:c="398"/></text:p>
      <text:p text:style-name="P6"># </text:p>
      <text:p text:style-name="P6"><text:s text:c="179"/></text:p>
      <text:p text:style-name="P1">from direct.showbase.ShowBase import ShowBase</text:p>
      <text:p text:style-name="P1">from panda3d.core import *</text:p>
      <text:p text:style-name="P5">from direct.actor.Actor import Actor</text:p>
      <text:p text:style-name="P5">from direct.directutil import Mopath</text:p>
      <text:p text:style-name="P7">from direct.interval.MopathInterval import *</text:p>
      <text:p text:style-name="P2"/>
      <text:p text:style-name="P8"><text:span text:style-name="T1">showapp=ShowBase()</text:span></text:p>
      <text:p text:style-name="P8"><text:span text:style-name="T1">actormodel=Actor(“PathMove.egg”,</text:span><text:span text:style-name="T2">{“PathMoving1”:”PathMove-Moving.egg”</text:span><text:span text:style-name="T1">)</text:span></text:p>
      <text:p text:style-name="P9"><text:span text:style-name="T2">modelfollow=</text:span><text:span text:style-name="T1">actormodel.exposeJoint(None,”modelRoot”,”Bone”)</text:span></text:p>
      <text:p text:style-name="P9"><text:span text:style-name="T2">boxExample=loader.loadModel(“box.egg”)</text:span></text:p>
      <text:p text:style-name="P9"><text:span text:style-name="T2">boxExample.reparentTo(modelfollow)</text:span></text:p>
      <text:p text:style-name="P9"><text:span text:style-name="T2">actormodel.reparentTo(render)</text:span></text:p>
      <text:p text:style-name="P10"><text:span text:style-name="T2">actormodel.play(“PathMoving1”)</text:span></text:p>
      <text:p text:style-name="P10"><text:span text:style-name="T3">showapp.run()</text:span> <text:s text:c="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32:14.265000000</meta:creation-date>
    <dc:date>2021-03-31T11:31:58.258000000</dc:date>
    <meta:editing-duration>PT3H2M56S</meta:editing-duration>
    <meta:editing-cycles>40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39" meta:word-count="365" meta:character-count="10259" meta:non-whitespace-character-count="4122"/>
  </office:meta>
</office:document-meta>
</file>